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F000000D6D4BD9BA94B8EC2E3.png" manifest:media-type="image/png"/>
  <manifest:file-entry manifest:full-path="Pictures/100000010000034900000253CF4E0CC706777F87.png" manifest:media-type="image/png"/>
  <manifest:file-entry manifest:full-path="Pictures/100053290000741E00005222364D4FE3B338C94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7.546cm, 6.696cm, 7.602cm, 6.54cm)" draw:image-opacity="100%" style:mirror="none" style:protect="position size"/>
      <style:paragraph-properties style:writing-mode="lr-tb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3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8pt"/>
    </style:style>
    <style:style style:name="P4" style:family="paragraph">
      <loext:graphic-properties draw:fill="none" draw:fill-color="#ffffff"/>
      <style:paragraph-properties fo:text-align="center"/>
      <style:text-properties fo:font-size="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4.899cm" svg:height="5.309cm" svg:x="7.3cm" svg:y="7.93cm">
          <draw:image xlink:href="Pictures/100053290000741E00005222364D4FE3B338C949.svg" xlink:type="simple" xlink:show="embed" xlink:actuate="onLoad" draw:mime-type="image/svg+xml">
            <text:p text:style-name="P1"><text:span text:style-name="T1">D</text:span><text:span text:style-name="T1">A</text:span><text:span text:style-name="T1">W</text:span></text:p>
          </draw:image>
          <draw:image xlink:href="Pictures/100000010000034900000253CF4E0CC706777F87.png" xlink:type="simple" xlink:show="embed" xlink:actuate="onLoad" draw:mime-type="image/png"/>
          <svg:title>FreeCAD SVG Export</svg:title>
          <svg:desc>Drawing page: Page exported from FreeCAD document: enclosure</svg:desc>
        </draw:frame>
        <draw:frame draw:style-name="gr2" draw:text-style-name="P1" draw:layer="layout" svg:width="3.027cm" svg:height="1.04cm" svg:x="18.473cm" svg:y="10.04cm">
          <draw:image xlink:href="Pictures/100000010000026F000000D6D4BD9BA94B8EC2E3.png" xlink:type="simple" xlink:show="embed" xlink:actuate="onLoad" draw:mime-type="image/png">
            <text:p/>
          </draw:image>
        </draw:frame>
        <draw:frame draw:style-name="gr3" draw:text-style-name="P4" draw:layer="layout" svg:width="2cm" svg:height="0.61cm" svg:x="8.4cm" svg:y="9.37cm">
          <draw:text-box>
            <text:p text:style-name="P3">USB host</text:p>
          </draw:text-box>
        </draw:frame>
        <draw:frame draw:style-name="gr3" draw:text-style-name="P4" draw:layer="layout" svg:width="2cm" svg:height="0.61cm" svg:x="8.4cm" svg:y="11.08cm">
          <draw:text-box>
            <text:p text:style-name="P3">USB audio</text:p>
          </draw:text-box>
        </draw:frame>
        <draw:frame draw:style-name="gr3" draw:text-style-name="P4" draw:layer="layout" svg:width="2cm" svg:height="0.61cm" svg:x="11.5cm" svg:y="10.76cm">
          <draw:text-box>
            <text:p text:style-name="P3">Line 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1T22:22:14.352560237</meta:creation-date>
    <dc:date>2024-09-01T23:09:52.249590662</dc:date>
    <meta:editing-duration>PT9M25S</meta:editing-duration>
    <meta:editing-cycles>1</meta:editing-cycles>
    <meta:document-statistic meta:object-count="5"/>
    <meta:generator>LibreOffice/7.3.7.2$Linux_X86_64 LibreOffice_project/30$Build-2</meta:generator>
  </office:meta>
</office:document-meta>
</file>